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65in"/>
    </style:style>
    <style:style style:name="TableColumn3" style:family="table-column">
      <style:table-column-properties style:column-width="0.7875in"/>
    </style:style>
    <style:style style:name="TableColumn4" style:family="table-column">
      <style:table-column-properties style:column-width="1.3784in"/>
    </style:style>
    <style:style style:name="TableColumn5" style:family="table-column">
      <style:table-column-properties style:column-width="1.6736in"/>
    </style:style>
    <style:style style:name="TableColumn6" style:family="table-column">
      <style:table-column-properties style:column-width="1.8701in"/>
    </style:style>
    <style:style style:name="Table1" style:family="table" style:master-page-name="MP0">
      <style:table-properties style:width="7.3597in" fo:margin-left="0in" table:align="left"/>
    </style:style>
    <style:style style:name="TableRow7" style:family="table-row">
      <style:table-row-properties style:min-row-height="0.3125in"/>
    </style:style>
    <style:style style:name="TableCell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" style:parent-style-name="Normal" style:family="paragraph">
      <style:paragraph-properties fo:break-before="page" fo:text-align="center" fo:margin-bottom="0in" fo:line-height="100%"/>
    </style:style>
    <style:style style:name="T10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000000" fo:font-size="14pt" style:font-size-asian="14pt" style:font-size-complex="16pt" style:language-asian="en" style:country-asian="CA"/>
    </style:style>
    <style:style style:name="TableRow11" style:family="table-row">
      <style:table-row-properties style:min-row-height="0.2395in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Palatino Linotype" style:font-name-asian="Times New Roman" style:font-name-complex="Times New Roman" fo:font-style="italic" style:font-style-asian="italic" fo:color="#000000" fo:font-size="10pt" style:font-size-asian="10pt" style:language-asian="en" style:country-asian="CA"/>
    </style:style>
    <style:style style:name="T15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font-style="italic" style:font-style-asian="italic" fo:color="#FF0000" fo:font-size="10pt" style:font-size-asian="10pt" style:language-asian="en" style:country-asian="CA"/>
    </style:style>
    <style:style style:name="T16" style:parent-style-name="DefaultParagraphFont" style:family="text">
      <style:text-properties style:font-name="Palatino Linotype" style:font-name-asian="Times New Roman" style:font-name-complex="Times New Roman" fo:font-style="italic" style:font-style-asian="italic" fo:color="#000000" fo:font-size="10pt" style:font-size-asian="10pt" style:language-asian="en" style:country-asian="CA"/>
    </style:style>
    <style:style style:name="TableRow17" style:family="table-row">
      <style:table-row-properties style:min-row-height="0.2395in"/>
    </style:style>
    <style:style style:name="TableCell18" style:family="table-cell">
      <style:table-cell-properties fo:border="0.0069in solid #000000" fo:background-color="#F2F2F2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ableRow20" style:family="table-row">
      <style:table-row-properties style:min-row-height="0.2395in"/>
    </style:style>
    <style:style style:name="TableCell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24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25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27" style:family="table-row">
      <style:table-row-properties style:min-row-height="0.2395in"/>
    </style:style>
    <style:style style:name="TableCell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31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32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34" style:family="table-row">
      <style:table-row-properties style:row-height="0.0708in"/>
    </style:style>
    <style:style style:name="TableCell3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ableRow37" style:family="table-row">
      <style:table-row-properties style:min-row-height="0.2395in"/>
    </style:style>
    <style:style style:name="TableCell38" style:family="table-cell">
      <style:table-cell-properties fo:border="0.0069in solid #000000" fo:background-color="#F2F2F2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ableRow40" style:family="table-row">
      <style:table-row-properties style:min-row-height="0.2395in"/>
    </style:style>
    <style:style style:name="TableCell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44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Palatino Linotype" style:font-name-asian="Times New Roman" style:font-name-complex="Times New Roman" fo:color="#000000" style:language-asian="en" style:country-asian="CA"/>
    </style:style>
    <style:style style:name="T48" style:parent-style-name="DefaultParagraphFont" style:family="text">
      <style:text-properties style:font-name="Palatino Linotype" style:font-name-asian="Times New Roman" style:font-name-complex="Times New Roman" fo:color="#000000" style:language-asian="en" style:country-asian="CA"/>
    </style:style>
    <style:style style:name="TableRow49" style:family="table-row">
      <style:table-row-properties style:min-row-height="0.2395in"/>
    </style:style>
    <style:style style:name="TableCell5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53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54" style:family="table-row">
      <style:table-row-properties style:min-row-height="0.2541in"/>
    </style:style>
    <style:style style:name="TableCell55" style:family="table-cell">
      <style:table-cell-properties fo:border="0.0069in solid #000000" fo:background-color="#DCE6F1" style:writing-mode="lr-tb" style:vertical-align="bottom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P57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P58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59" style:family="table-row">
      <style:table-row-properties style:row-height="0.0625in"/>
    </style:style>
    <style:style style:name="TableCell6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ableRow62" style:family="table-row">
      <style:table-row-properties style:min-row-height="0.2395in"/>
    </style:style>
    <style:style style:name="TableCell63" style:family="table-cell">
      <style:table-cell-properties fo:border="0.0069in solid #000000" fo:background-color="#F2F2F2" style:writing-mode="lr-tb" style:vertical-align="bottom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66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ableCell67" style:family="table-cell">
      <style:table-cell-properties fo:border="0.0069in solid #000000" fo:background-color="#F2F2F2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ableRow70" style:family="table-row">
      <style:table-row-properties style:min-row-height="0.2395in"/>
    </style:style>
    <style:style style:name="TableCell7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74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75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76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7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text-align="end"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80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82" style:family="table-row">
      <style:table-row-properties style:min-row-height="0.2395in"/>
    </style:style>
    <style:style style:name="TableCell8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86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87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88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9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end"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92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94" style:family="table-row">
      <style:table-row-properties style:min-row-height="0.2395in"/>
    </style:style>
    <style:style style:name="TableCell9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98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99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100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10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text-align="end"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104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106" style:family="table-row">
      <style:table-row-properties style:min-row-height="0.2395in"/>
    </style:style>
    <style:style style:name="TableCell10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110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111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112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13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11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" style:parent-style-name="Normal" style:family="paragraph">
      <style:paragraph-properties fo:text-align="end"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Cell116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17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118" style:family="table-row">
      <style:table-row-properties style:row-height="0.0555in"/>
    </style:style>
    <style:style style:name="TableCell11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20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ableRow121" style:family="table-row">
      <style:table-row-properties style:min-row-height="0.2395in"/>
    </style:style>
    <style:style style:name="TableCell122" style:family="table-cell">
      <style:table-cell-properties fo:border="0.0069in solid #000000" fo:background-color="#F2F2F2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font-weight="bold" style:font-weight-asian="bold" style:font-weight-complex="bold" fo:color="#000000" style:language-asian="en" style:country-asian="CA"/>
    </style:style>
    <style:style style:name="TableRow124" style:family="table-row">
      <style:table-row-properties style:min-row-height="0.3201in"/>
    </style:style>
    <style:style style:name="TableCell12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font-size-complex="10pt" style:language-asian="en" style:country-asian="CA"/>
    </style:style>
    <style:style style:name="T128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29" style:family="table-cell">
      <style:table-cell-properties fo:border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30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Row131" style:family="table-row">
      <style:table-row-properties style:min-row-height="0.2in"/>
    </style:style>
    <style:style style:name="TableCell132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34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3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font-size-complex="10pt" style:language-asian="en" style:country-asian="CA"/>
    </style:style>
    <style:style style:name="T139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40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Row142" style:family="table-row">
      <style:table-row-properties style:min-row-height="0.2291in"/>
    </style:style>
    <style:style style:name="TableCell143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4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45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4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font-size-complex="10pt" style:language-asian="en" style:country-asian="CA"/>
    </style:style>
    <style:style style:name="T150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51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Row153" style:family="table-row">
      <style:table-row-properties style:min-row-height="0.2291in"/>
    </style:style>
    <style:style style:name="TableCell154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5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56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57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5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font-size-complex="10pt" style:language-asian="en" style:country-asian="CA"/>
    </style:style>
    <style:style style:name="T161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62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Row164" style:family="table-row">
      <style:table-row-properties style:min-row-height="0.2291in"/>
    </style:style>
    <style:style style:name="TableCell165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67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68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6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font-size-complex="10pt" style:language-asian="en" style:country-asian="CA"/>
    </style:style>
    <style:style style:name="T172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73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Row175" style:family="table-row">
      <style:table-row-properties style:min-row-height="0.2291in"/>
    </style:style>
    <style:style style:name="TableCell176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78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79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8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font-size-complex="10pt" style:language-asian="en" style:country-asian="CA"/>
    </style:style>
    <style:style style:name="T183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84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Row186" style:family="table-row">
      <style:table-row-properties style:min-row-height="0.2291in"/>
    </style:style>
    <style:style style:name="TableCell18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89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190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9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font-size-complex="10pt" style:language-asian="en" style:country-asian="CA"/>
    </style:style>
    <style:style style:name="T194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195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Row197" style:family="table-row">
      <style:table-row-properties style:min-row-height="0.2291in"/>
    </style:style>
    <style:style style:name="TableCell19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200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20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font-size-complex="10pt" style:language-asian="en" style:country-asian="CA"/>
    </style:style>
    <style:style style:name="T205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Cell206" style:family="table-cell">
      <style:table-cell-properties fo:border-top="0.0069in solid #000000" fo:border-left="none" fo:border-bottom="0.0069in solid #000000" fo:border-right="0.0069in solid #000000" fo:background-color="#DCE6F1" style:writing-mode="lr-tb" style:vertical-align="bottom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font-size-complex="10pt" style:language-asian="en" style:country-asian="CA"/>
    </style:style>
    <style:style style:name="TableRow208" style:family="table-row">
      <style:table-row-properties style:min-row-height="0.1715in"/>
    </style:style>
    <style:style style:name="TableCell20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210" style:parent-style-name="Normal" style:family="paragraph">
      <style:paragraph-properties fo:margin-bottom="0in" fo:line-height="100%" fo:margin-left="0.1972in" fo:text-indent="-0.1972in">
        <style:tab-stops/>
      </style:paragraph-properties>
    </style:style>
    <style:style style:name="T211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212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213" style:family="table-row">
      <style:table-row-properties style:min-row-height="0.234in"/>
    </style:style>
    <style:style style:name="TableCell214" style:family="table-cell">
      <style:table-cell-properties fo:border="0.0069in solid #000000" fo:background-color="#DCE6F1" style:writing-mode="lr-tb" style:vertical-align="bottom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P216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217" style:family="table-row">
      <style:table-row-properties style:row-height="0.0159in"/>
    </style:style>
    <style:style style:name="TableCell218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ableRow220" style:family="table-row">
      <style:table-row-properties style:min-row-height="0.1909in"/>
    </style:style>
    <style:style style:name="TableCell22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224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225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226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227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228" style:family="table-row">
      <style:table-row-properties style:min-row-height="0.1965in"/>
    </style:style>
    <style:style style:name="TableCell229" style:family="table-cell">
      <style:table-cell-properties fo:border="0.0069in solid #000000" fo:background-color="#DCE6F1" style:writing-mode="lr-tb" style:vertical-align="bottom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P231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P232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233" style:family="table-row">
      <style:table-row-properties style:min-row-height="0.0895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235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236" style:family="table-row">
      <style:table-row-properties style:min-row-height="0.3076in"/>
    </style:style>
    <style:style style:name="TableCell237" style:family="table-cell">
      <style:table-cell-properties fo:border="0.0069in solid #000000" fo:background-color="#DCE6F1" style:writing-mode="lr-tb" style:vertical-align="bottom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P239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P240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241" style:family="table-row">
      <style:table-row-properties style:min-row-height="0.1604in"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="Palatino Linotype" style:font-name-asian="Times New Roman" style:font-name-complex="Times New Roman" fo:font-weight="bold" style:font-weight-asian="bold" style:font-weight-complex="bold" fo:color="#FF0000" fo:font-size="10pt" style:font-size-asian="10pt" style:language-asian="en" style:country-asian="CA"/>
    </style:style>
    <style:style style:name="T245" style:parent-style-name="DefaultParagraphFont" style:family="text"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  <style:style style:name="TableRow246" style:family="table-row">
      <style:table-row-properties style:min-row-height="0.2222in"/>
    </style:style>
    <style:style style:name="TableCell247" style:family="table-cell">
      <style:table-cell-properties fo:border="0.0069in solid #000000" fo:background-color="#DCE6F1" style:writing-mode="lr-tb" style:vertical-align="bottom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Palatino Linotype" style:font-name-asian="Times New Roman" style:font-name-complex="Times New Roman" fo:color="#000000" fo:font-size="10pt" style:font-size-asian="10pt" style:language-asian="en" style:country-asian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text:span text:style-name="T10">Assignment Specifications Form Templa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 table:number-columns-spanned="5">
            <text:p text:style-name="P13"><text:span text:style-name="T14">Fields marked with<text:s/></text:span><text:span text:style-name="T15">*</text:span><text:span text:style-name="T16"><text:s/>are mandator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5">
            <text:p text:style-name="P19">Institution Information</text:p>
          </table:table-cell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*</text:span><text:span text:style-name="T24">Country:</text:span></text:p>
          </table:table-cell>
          <table:covered-table-cell/>
          <table:table-cell table:style-name="TableCell25" table:number-columns-spanned="3">
            <text:p text:style-name="P26"> {country}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*</text:span><text:span text:style-name="T31">Institution Name:</text:span></text:p>
          </table:table-cell>
          <table:covered-table-cell/>
          <table:table-cell table:style-name="TableCell32" table:number-columns-spanned="3">
            <text:p text:style-name="P33"> {group}</text:p>
          </table:table-cell>
          <table:covered-table-cell/>
          <table:covered-table-cell/>
        </table:table-row>
        <table:table-row table:style-name="TableRow34">
          <table:table-cell table:style-name="TableCell35" table:number-columns-spanned="5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5">
            <text:p text:style-name="P39">Assignment Information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2">
            <text:p text:style-name="P42"><text:span text:style-name="T43">*</text:span><text:span text:style-name="T44">Assignment Name (Project Name):</text:span></text:p>
          </table:table-cell>
          <table:covered-table-cell/>
          <table:table-cell table:style-name="TableCell45" table:number-columns-spanned="3">
            <text:p text:style-name="P46"><text:span text:style-name="T47"> </text:span><text:span text:style-name="T48">{program_title}</text:span></text:p>
          </table:table-cell>
          <table:covered-table-cell/>
          <table:covered-table-cell/>
        </table:table-row>
        <table:table-row table:style-name="TableRow49">
          <table:table-cell table:style-name="TableCell50" table:number-columns-spanned="5">
            <text:p text:style-name="P51"><text:span text:style-name="T52">*</text:span><text:span text:style-name="T53">Assignment Description: (below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5">
            <text:p text:style-name="P56">{summary_line}</text:p>
            <text:p text:style-name="P57"/>
            <text:p text:style-name="P58"/>
          </table:table-cell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5"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3">
            <text:p text:style-name="P64"><text:span text:style-name="T65">Assignment Manager <text:s text:c="37"/></text:span><text:span text:style-name="T66"><text:s text:c="32"/></text:span></text:p>
          </table:table-cell>
          <table:covered-table-cell/>
          <table:covered-table-cell/>
          <table:table-cell table:style-name="TableCell67" table:number-columns-spanned="2">
            <text:p text:style-name="P68"><text:span text:style-name="T69">TKN Coordinator</text:span></text:p>
          </table:table-cell>
          <table:covered-table-cell/>
        </table:table-row>
        <table:table-row table:style-name="TableRow70">
          <table:table-cell table:style-name="TableCell71">
            <text:p text:style-name="P72"><text:span text:style-name="T73">*</text:span><text:span text:style-name="T74">Name</text:span><text:span text:style-name="T75">:</text:span></text:p>
          </table:table-cell>
          <table:table-cell table:style-name="TableCell76" table:number-columns-spanned="2">
            <text:p text:style-name="P77">{organized_by_name}</text:p>
          </table:table-cell>
          <table:covered-table-cell/>
          <table:table-cell table:style-name="TableCell78">
            <text:p text:style-name="P79">Name:</text:p>
          </table:table-cell>
          <table:table-cell table:style-name="TableCell80">
            <text:p text:style-name="P81"> </text:p>
          </table:table-cell>
        </table:table-row>
        <table:table-row table:style-name="TableRow82">
          <table:table-cell table:style-name="TableCell83">
            <text:p text:style-name="P84"><text:span text:style-name="T85">*</text:span><text:span text:style-name="T86">Title</text:span><text:span text:style-name="T87">:</text:span></text:p>
          </table:table-cell>
          <table:table-cell table:style-name="TableCell88" table:number-columns-spanned="2">
            <text:p text:style-name="P89"/>
          </table:table-cell>
          <table:covered-table-cell/>
          <table:table-cell table:style-name="TableCell90">
            <text:p text:style-name="P91">Title:</text:p>
          </table:table-cell>
          <table:table-cell table:style-name="TableCell92">
            <text:p text:style-name="P93"> </text:p>
          </table:table-cell>
        </table:table-row>
        <table:table-row table:style-name="TableRow94">
          <table:table-cell table:style-name="TableCell95">
            <text:p text:style-name="P96"><text:span text:style-name="T97">*</text:span><text:span text:style-name="T98">E-Mail</text:span><text:span text:style-name="T99">:</text:span></text:p>
          </table:table-cell>
          <table:table-cell table:style-name="TableCell100" table:number-columns-spanned="2">
            <text:p text:style-name="P101">{organized_by_email}</text:p>
          </table:table-cell>
          <table:covered-table-cell/>
          <table:table-cell table:style-name="TableCell102">
            <text:p text:style-name="P103">E-Mail:</text:p>
          </table:table-cell>
          <table:table-cell table:style-name="TableCell104">
            <text:p text:style-name="P105"> </text:p>
          </table:table-cell>
        </table:table-row>
        <table:table-row table:style-name="TableRow106">
          <table:table-cell table:style-name="TableCell107">
            <text:p text:style-name="P108"><text:span text:style-name="T109">*</text:span><text:span text:style-name="T110">Telephone</text:span><text:span text:style-name="T111">:</text:span></text:p>
          </table:table-cell>
          <table:table-cell table:style-name="TableCell112" table:number-columns-spanned="2">
            <text:p text:style-name="P113">{organized_by_phone}</text:p>
          </table:table-cell>
          <table:covered-table-cell/>
          <table:table-cell table:style-name="TableCell114">
            <text:p text:style-name="P115">Telephone:</text:p>
          </table:table-cell>
          <table:table-cell table:style-name="TableCell116">
            <text:p text:style-name="P117"> </text:p>
          </table:table-cell>
        </table:table-row>
        <table:table-row table:style-name="TableRow118">
          <table:table-cell table:style-name="TableCell119" table:number-columns-spanned="5">
            <text:p text:style-name="P120"/>
          </table:table-cell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5">
            <text:p text:style-name="P123">Position Details</text:p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><text:span text:style-name="T127">*</text:span><text:span text:style-name="T128">Position Title</text:span></text:p>
          </table:table-cell>
          <table:table-cell table:style-name="TableCell129" table:number-columns-spanned="4">
            <text:p text:style-name="P130">{position_title}</text:p>
          </table:table-cell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>Function/Sector</text:p>
          </table:table-cell>
          <table:table-cell table:style-name="TableCell134" table:number-columns-spanned="2">
            <text:p text:style-name="P135">{industry}</text:p>
          </table:table-cell>
          <table:covered-table-cell/>
          <table:table-cell table:style-name="TableCell136">
            <text:p text:style-name="P137"><text:span text:style-name="T138">*</text:span><text:span text:style-name="T139">Openings</text:span></text:p>
          </table:table-cell>
          <table:table-cell table:style-name="TableCell140">
            <text:p text:style-name="P141">{openings}</text:p>
          </table:table-cell>
        </table:table-row>
        <table:table-row table:style-name="TableRow142">
          <table:table-cell table:style-name="TableCell143">
            <text:p text:style-name="P144">Position Category</text:p>
          </table:table-cell>
          <table:table-cell table:style-name="TableCell145" table:number-columns-spanned="2">
            <text:p text:style-name="P146">{function}</text:p>
          </table:table-cell>
          <table:covered-table-cell/>
          <table:table-cell table:style-name="TableCell147">
            <text:p text:style-name="P148"><text:span text:style-name="T149">*</text:span><text:span text:style-name="T150">Start Date</text:span></text:p>
          </table:table-cell>
          <table:table-cell table:style-name="TableCell151">
            <text:p text:style-name="P152">{start_date}</text:p>
          </table:table-cell>
        </table:table-row>
        <table:table-row table:style-name="TableRow153">
          <table:table-cell table:style-name="TableCell154">
            <text:p text:style-name="P155">Career Level</text:p>
          </table:table-cell>
          <table:table-cell table:style-name="TableCell156" table:number-columns-spanned="2">
            <text:p text:style-name="P157"/>
          </table:table-cell>
          <table:covered-table-cell/>
          <table:table-cell table:style-name="TableCell158">
            <text:p text:style-name="P159"><text:span text:style-name="T160">*</text:span><text:span text:style-name="T161">End Date</text:span></text:p>
          </table:table-cell>
          <table:table-cell table:style-name="TableCell162">
            <text:p text:style-name="P163">{end_date}</text:p>
          </table:table-cell>
        </table:table-row>
        <table:table-row table:style-name="TableRow164">
          <table:table-cell table:style-name="TableCell165">
            <text:p text:style-name="P166">Total Yrs. Of Experience</text:p>
          </table:table-cell>
          <table:table-cell table:style-name="TableCell167" table:number-columns-spanned="2">
            <text:p text:style-name="P168">{work_experience_level}</text:p>
          </table:table-cell>
          <table:covered-table-cell/>
          <table:table-cell table:style-name="TableCell169">
            <text:p text:style-name="P170"><text:span text:style-name="T171">*</text:span><text:span text:style-name="T172">Position Type</text:span></text:p>
          </table:table-cell>
          <table:table-cell table:style-name="TableCell173">
            <text:p text:style-name="P174">{commitment_type}</text:p>
          </table:table-cell>
        </table:table-row>
        <table:table-row table:style-name="TableRow175">
          <table:table-cell table:style-name="TableCell176">
            <text:p text:style-name="P177">Education Level</text:p>
          </table:table-cell>
          <table:table-cell table:style-name="TableCell178" table:number-columns-spanned="2">
            <text:p text:style-name="P179">{education_level} </text:p>
          </table:table-cell>
          <table:covered-table-cell/>
          <table:table-cell table:style-name="TableCell180">
            <text:p text:style-name="P181"><text:span text:style-name="T182">*</text:span><text:span text:style-name="T183">Hours Per Week</text:span></text:p>
          </table:table-cell>
          <table:table-cell table:style-name="TableCell184">
            <text:p text:style-name="P185">{time_commitment}</text:p>
          </table:table-cell>
        </table:table-row>
        <table:table-row table:style-name="TableRow186">
          <table:table-cell table:style-name="TableCell187">
            <text:p text:style-name="P188">Position Country</text:p>
          </table:table-cell>
          <table:table-cell table:style-name="TableCell189" table:number-columns-spanned="2">
            <text:p text:style-name="P190"> </text:p>
          </table:table-cell>
          <table:covered-table-cell/>
          <table:table-cell table:style-name="TableCell191">
            <text:p text:style-name="P192"><text:span text:style-name="T193">*</text:span><text:span text:style-name="T194">Assignment Location</text:span></text:p>
          </table:table-cell>
          <table:table-cell table:style-name="TableCell195">
            <text:p text:style-name="P196">{location_type}</text:p>
          </table:table-cell>
        </table:table-row>
        <table:table-row table:style-name="TableRow197">
          <table:table-cell table:style-name="TableCell198">
            <text:p text:style-name="P199">City / Cities</text:p>
          </table:table-cell>
          <table:table-cell table:style-name="TableCell200" table:number-columns-spanned="2">
            <text:p text:style-name="P201"> </text:p>
          </table:table-cell>
          <table:covered-table-cell/>
          <table:table-cell table:style-name="TableCell202">
            <text:p text:style-name="P203"><text:span text:style-name="T204">*</text:span><text:span text:style-name="T205">Scope of Search</text:span></text:p>
          </table:table-cell>
          <table:table-cell table:style-name="TableCell206">
            <text:p text:style-name="P207">{search_scope}</text:p>
          </table:table-cell>
        </table:table-row>
        <table:table-row table:style-name="TableRow208">
          <table:table-cell table:style-name="TableCell209" table:number-columns-spanned="5">
            <text:p text:style-name="P210"><text:span text:style-name="T211">*</text:span><text:span text:style-name="T212">Key Responsibilities; Tasks; Major Deliverables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3">
          <table:table-cell table:style-name="TableCell214" table:number-columns-spanned="5">
            <text:p text:style-name="P215">{responsibilities}</text:p>
            <text:p text:style-name="P216"/>
          </table:table-cell>
          <table:covered-table-cell/>
          <table:covered-table-cell/>
          <table:covered-table-cell/>
          <table:covered-table-cell/>
        </table:table-row>
        <table:table-row table:style-name="TableRow217">
          <table:table-cell table:style-name="TableCell218" table:number-columns-spanned="5">
            <text:p text:style-name="P219"/>
          </table:table-cell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5">
            <text:p text:style-name="P222"><text:span text:style-name="T223">*</text:span><text:span text:style-name="T224">Must Have</text:span><text:span text:style-name="T225"><text:s/>Skills and Experience</text:span><text:span text:style-name="T226">; Position Requirements; Qualifications</text:span><text:span text:style-name="T227">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28">
          <table:table-cell table:style-name="TableCell229" table:number-columns-spanned="5">
            <text:p text:style-name="P230">{qualifications}</text:p>
            <text:p text:style-name="P231"/>
            <text:p text:style-name="P232"/>
          </table:table-cell>
          <table:covered-table-cell/>
          <table:covered-table-cell/>
          <table:covered-table-cell/>
          <table:covered-table-cell/>
        </table:table-row>
        <table:table-row table:style-name="TableRow233">
          <table:table-cell table:style-name="TableCell234" table:number-columns-spanned="5">
            <text:p text:style-name="P235">Nice to have Skills; Language;<text:s/>Volunteer Experience etc.:</text:p>
          </table:table-cell>
          <table:covered-table-cell/>
          <table:covered-table-cell/>
          <table:covered-table-cell/>
          <table:covered-table-cell/>
        </table:table-row>
        <table:table-row table:style-name="TableRow236">
          <table:table-cell table:style-name="TableCell237" table:number-columns-spanned="5">
            <text:p text:style-name="P238"/>
            <text:p text:style-name="P239"/>
            <text:p text:style-name="P240"/>
          </table:table-cell>
          <table:covered-table-cell/>
          <table:covered-table-cell/>
          <table:covered-table-cell/>
          <table:covered-table-cell/>
        </table:table-row>
        <table:table-row table:style-name="TableRow241">
          <table:table-cell table:style-name="TableCell242" table:number-columns-spanned="5">
            <text:p text:style-name="P243"><text:span text:style-name="T244">*</text:span><text:span text:style-name="T245">Suggested Keywords for Search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 table:number-columns-spanned="5">
            <text:p text:style-name="P248">{suggested_keywords}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CA"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C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747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ina Maredia</meta:initial-creator>
    <dc:creator>Alizain Feerasta</dc:creator>
    <meta:creation-date>2018-11-09T23:01:00Z</meta:creation-date>
    <dc:date>2018-11-09T23:01:00Z</dc:date>
    <meta:template xlink:href="Normal.dotm" xlink:type="simple"/>
    <meta:editing-cycles>2</meta:editing-cycles>
    <meta:editing-duration>PT60S</meta:editing-duration>
    <meta:document-statistic meta:page-count="1" meta:paragraph-count="2" meta:word-count="190" meta:character-count="1271" meta:row-count="9" meta:non-whitespace-character-count="1083"/>
  </office:meta>
</office:document-meta>
</file>